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3cm" draw:marker-start-width="0.245cm" draw:marker-end-width="0.245cm" draw:fill="solid" draw:fill-color="#ffffff" draw:textarea-horizontal-align="center" draw:textarea-vertical-align="middle" fo:padding-top="0.14cm" fo:padding-bottom="0.14cm" fo:padding-left="0.265cm" fo:padding-right="0.265cm"/>
    </style:style>
    <style:style style:name="gr2" style:family="graphic" style:parent-style-name="standard">
      <style:graphic-properties svg:stroke-width="0.03cm" draw:marker-start-width="0.245cm" draw:marker-end-width="0.245cm" draw:fill="solid" draw:fill-color="#ffffff" draw:textarea-horizontal-align="justify" draw:textarea-vertical-align="middle" draw:auto-grow-height="false" fo:padding-top="0.14cm" fo:padding-bottom="0.14cm" fo:padding-left="0.265cm" fo:padding-right="0.265cm"/>
    </style:style>
    <style:style style:name="gr3" style:family="graphic" style:parent-style-name="standard">
      <style:graphic-properties svg:stroke-width="0.03cm" draw:marker-start-width="0.245cm" draw:marker-end-width="0.245cm" draw:textarea-horizontal-align="center" draw:textarea-vertical-align="middle" fo:padding-top="0.14cm" fo:padding-bottom="0.14cm" fo:padding-left="0.265cm" fo:padding-right="0.265cm"/>
    </style:style>
    <style:style style:name="gr4" style:family="graphic" style:parent-style-name="objectwithoutfill">
      <style:graphic-properties svg:stroke-width="0.03cm" draw:marker-start-width="0.245cm" draw:marker-end-width="0.245cm" draw:fill="none" draw:textarea-horizontal-align="center" draw:textarea-vertical-align="middle" fo:padding-top="0.14cm" fo:padding-bottom="0.14cm" fo:padding-left="0.265cm" fo:padding-right="0.265cm"/>
    </style:style>
    <style:style style:name="gr5" style:family="graphic" style:parent-style-name="standard">
      <style:graphic-properties draw:stroke="dash" draw:stroke-dash="Ultrafine_20_Dashed" svg:stroke-width="0.03cm" draw:marker-start-width="0.245cm" draw:marker-end-width="0.245cm" draw:fill="solid" draw:fill-color="#ffffff" draw:textarea-horizontal-align="center" draw:textarea-vertical-align="middle" fo:padding-top="0.14cm" fo:padding-bottom="0.14cm" fo:padding-left="0.265cm" fo:padding-right="0.265cm"/>
    </style:style>
    <style:style style:name="gr6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7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gr8" style:family="graphic" style:parent-style-name="standard">
      <style:graphic-properties draw:stroke="dash" draw:stroke-dash="Ultrafine_20_Dashed" svg:stroke-width="0cm" draw:marker-start="Fin_20_de_20_línea_20_1" draw:marker-start-width="0.2cm" draw:marker-end="Fin_20_de_20_línea_20_1" draw:marker-end-width="0.2cm" draw:textarea-horizontal-align="center" draw:textarea-vertical-align="middle" fo:padding-top="0.125cm" fo:padding-bottom="0.125cm" fo:padding-left="0.25cm" fo:padding-right="0.25cm"/>
    </style:style>
    <style:style style:name="gr9" style:family="graphic" style:parent-style-name="objectwithoutfill">
      <style:graphic-properties svg:stroke-width="0.04cm" draw:marker-start-width="0.26cm" draw:marker-end-width="0.26cm" draw:fill="none" draw:textarea-horizontal-align="center" draw:textarea-vertical-align="middle" fo:padding-top="0.145cm" fo:padding-bottom="0.145cm" fo:padding-left="0.27cm" fo:padding-right="0.27cm"/>
    </style:style>
    <style:style style:name="gr10" style:family="graphic" style:parent-style-name="standard">
      <style:graphic-properties draw:stroke="dash" draw:stroke-dash="Ultrafine_20_Dashed" svg:stroke-color="#c0c0c0" draw:fill="none" draw:textarea-horizontal-align="justify" draw:textarea-vertical-align="middle" draw:auto-grow-height="false" fo:min-height="0cm" fo:min-width="0cm"/>
    </style:style>
    <style:style style:name="gr11" style:family="graphic" style:parent-style-name="standard">
      <style:graphic-properties draw:fill="solid" draw:fill-color="#ffffff" draw:textarea-horizontal-align="center" draw:textarea-vertical-align="middle"/>
    </style:style>
    <style:style style:name="gr12" style:family="graphic" style:parent-style-name="standard">
      <style:graphic-properties draw:stroke="none" draw:stroke-dash="Ultrafine_20_Dashed" svg:stroke-color="#808080" draw:fill="solid" draw:fill-color="#ffffff" draw:textarea-horizontal-align="left" draw:textarea-vertical-align="top"/>
    </style:style>
    <style:style style:name="gr13" style:family="graphic" style:parent-style-name="standard">
      <style:graphic-properties draw:stroke="none" draw:stroke-dash="Ultrafine_20_Dashed" svg:stroke-color="#808080" draw:fill-color="#ffffff" draw:textarea-horizontal-align="left"/>
    </style:style>
    <style:style style:name="gr14" style:family="graphic" style:parent-style-name="standard">
      <style:graphic-properties draw:stroke="solid" draw:stroke-dash="Fine_20_Dashed" svg:stroke-width="0cm" svg:stroke-color="#000000" draw:marker-start-width="0.2cm" draw:marker-end-width="0.2cm" draw:fill="none" draw:fill-color="#ffffff" draw:textarea-horizontal-align="center" draw:textarea-vertical-align="middle" fo:padding-top="0.125cm" fo:padding-bottom="0.125cm" fo:padding-left="0.25cm" fo:padding-right="0.2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P3" style:family="paragraph">
      <style:paragraph-properties fo:text-align="center"/>
      <style:text-properties fo:font-size="10pt" style:font-size-asian="10pt" style:font-size-complex="10pt"/>
    </style:style>
    <style:style style:name="P4" style:family="paragraph"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5" style:family="paragraph">
      <style:paragraph-properties fo:text-align="start"/>
    </style:style>
    <style:style style:name="P6" style:family="paragraph">
      <style:paragraph-properties fo:text-align="start"/>
      <style:text-properties fo:font-family="'Courier New'" style:font-family-generic="modern" style:font-pitch="fixed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7" style:family="paragraph">
      <style:text-properties fo:font-family="'Courier New'" style:font-family-generic="modern" style:font-pitch="fixed" fo:font-size="10pt" fo:font-weight="bold" style:font-size-asian="10pt" style:font-weight-asian="bold" style:font-size-complex="10pt" style:font-weight-complex="bold"/>
    </style:style>
    <style:style style:name="T1" style:family="text">
      <style:text-properties fo:font-size="10pt" fo:font-weight="bold" style:font-size-asian="10pt" style:font-weight-asian="bold" style:font-size-complex="10pt" style:font-weight-complex="bold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4" style:family="text">
      <style:text-properties fo:font-size="15pt" fo:font-weight="bold" style:font-size-asian="15pt" style:font-weight-asian="bold" style:font-size-complex="15pt" style:font-weight-complex="bold"/>
    </style:style>
    <style:style style:name="T5" style:family="text">
      <style:text-properties fo:font-family="'Courier New'" style:font-family-generic="modern" style:font-pitch="fixed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6" style:family="text">
      <style:text-properties fo:font-family="'Courier New'" style:font-family-generic="modern" style:font-pitch="fixed" fo:font-size="10pt" fo:font-weight="bold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office:forms form:automatic-focus="false" form:apply-design-mode="false"/>
        <draw:rect draw:style-name="gr1" draw:text-style-name="P2" xml:id="id3" draw:id="id3" draw:layer="layout" svg:width="6.935cm" svg:height="1cm" svg:x="1.551cm" svg:y="6cm">
          <text:p text:style-name="P1"><text:span text:style-name="T1">&lt;&lt;class&gt;&gt;</text:span></text:p>
          <text:p text:style-name="P1"><text:span text:style-name="T1">TSDVTreeNode</text:span></text:p>
        </draw:rect>
        <draw:custom-shape draw:style-name="gr2" draw:text-style-name="P1" xml:id="id1" draw:id="id1" draw:layer="layout" svg:width="0.817cm" svg:height="0.715cm" svg:x="4.61cm" svg:y="3.996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3" draw:text-style-name="P1" draw:layer="layout" draw:type="lines" svg:x1="5.019cm" svg:y1="3.996cm" svg:x2="5.018cm" svg:y2="2.901cm" draw:start-shape="id1" draw:start-glue-point="4" draw:end-shape="id2" svg:d="m5019 3996v-516l-1-64v-515">
          <text:p/>
        </draw:connector>
        <draw:connector draw:style-name="gr3" draw:text-style-name="P1" draw:layer="layout" draw:type="lines" svg:x1="5.019cm" svg:y1="4.711cm" svg:x2="5.018cm" svg:y2="6cm" draw:start-shape="id1" draw:start-glue-point="7" draw:end-shape="id3" draw:end-glue-point="0" svg:d="m5019 4711v515l-1 259v515">
          <text:p/>
        </draw:connector>
        <draw:connector draw:style-name="gr3" draw:text-style-name="P1" draw:layer="layout" svg:x1="5.019cm" svg:y1="4.711cm" svg:x2="33.5cm" svg:y2="6cm" draw:start-shape="id1" draw:start-glue-point="7" draw:end-shape="id4" svg:d="m5019 4711v645h28481v644">
          <text:p/>
        </draw:connector>
        <draw:rect draw:style-name="gr1" draw:text-style-name="P2" xml:id="id7" draw:id="id7" draw:layer="layout" svg:width="6.918cm" svg:height="1cm" svg:x="9.5cm" svg:y="9cm">
          <text:p text:style-name="P1"><text:span text:style-name="T1">&lt;&lt;class&gt;&gt;</text:span></text:p>
          <text:p text:style-name="P1"><text:span text:style-name="T1">TSDVTextTreeNode</text:span></text:p>
        </draw:rect>
        <draw:rect draw:style-name="gr1" draw:text-style-name="P2" xml:id="id9" draw:id="id9" draw:layer="layout" svg:width="7cm" svg:height="1cm" svg:x="9.5cm" svg:y="12.5cm">
          <text:p text:style-name="P1"><text:span text:style-name="T1">&lt;&lt;class&gt;&gt;</text:span></text:p>
          <text:p text:style-name="P1"><text:span text:style-name="T1">TSDVShortStringTreeNode</text:span></text:p>
        </draw:rect>
        <draw:custom-shape draw:style-name="gr2" draw:text-style-name="P1" xml:id="id5" draw:id="id5" draw:layer="layout" svg:width="0.817cm" svg:height="0.715cm" svg:x="4.61cm" svg:y="7.797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4" draw:text-style-name="P1" draw:layer="layout" draw:type="line" svg:x1="5.018cm" svg:y1="7cm" svg:x2="5.019cm" svg:y2="7.797cm" draw:start-shape="id3" draw:start-glue-point="2" draw:end-shape="id5" draw:end-glue-point="4" svg:d="m5018 7000 1 797">
          <text:p/>
        </draw:connector>
        <draw:rect draw:style-name="gr5" draw:text-style-name="P2" xml:id="id2" draw:id="id2" draw:layer="layout" svg:width="6.963cm" svg:height="0.897cm" svg:x="1.537cm" svg:y="2.004cm">
          <text:p text:style-name="P1"><text:span text:style-name="T1">&lt;&lt;class&gt;&gt;</text:span></text:p>
          <text:p text:style-name="P1"><text:span text:style-name="T1">TSDVPersistent</text:span></text:p>
        </draw:rect>
        <draw:rect draw:style-name="gr1" draw:text-style-name="P2" xml:id="id4" draw:id="id4" draw:layer="layout" svg:width="6.999cm" svg:height="1cm" svg:x="30.001cm" svg:y="6cm">
          <text:p text:style-name="P1"><text:span text:style-name="T1">&lt;&lt;class&gt;&gt;</text:span></text:p>
          <text:p text:style-name="P1"><text:span text:style-name="T1">TCustomSDVTreeCollection</text:span></text:p>
        </draw:rect>
        <draw:rect draw:style-name="gr1" draw:text-style-name="P2" xml:id="id8" draw:id="id8" draw:layer="layout" svg:width="6.949cm" svg:height="1cm" svg:x="21cm" svg:y="9cm">
          <text:p text:style-name="P1"><text:span text:style-name="T1">&lt;&lt;class&gt;&gt;</text:span></text:p>
          <text:p text:style-name="P1"><text:span text:style-name="T1">TSDVTextTreeCollection</text:span></text:p>
        </draw:rect>
        <draw:custom-shape draw:style-name="gr2" draw:text-style-name="P1" xml:id="id6" draw:id="id6" draw:layer="layout" svg:width="0.817cm" svg:height="0.715cm" svg:x="32.843cm" svg:y="7.797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4" draw:text-style-name="P1" draw:layer="layout" draw:type="line" svg:x1="33.301cm" svg:y1="7cm" svg:x2="33.252cm" svg:y2="7.797cm" draw:end-shape="id6" draw:end-glue-point="4" svg:d="m33301 7000-49 797">
          <text:p/>
        </draw:connector>
        <draw:rect draw:style-name="gr1" draw:text-style-name="P2" xml:id="id10" draw:id="id10" draw:layer="layout" svg:width="6.949cm" svg:height="1cm" svg:x="21.001cm" svg:y="12.5cm">
          <text:p text:style-name="P1"><text:span text:style-name="T1">&lt;&lt;class&gt;&gt;</text:span></text:p>
          <text:p text:style-name="P1"><text:span text:style-name="T1">TSDVShortStringCollection</text:span></text:p>
        </draw:rect>
        <draw:connector draw:style-name="gr3" draw:text-style-name="P1" draw:layer="layout" svg:x1="5.019cm" svg:y1="8.512cm" svg:x2="9.5cm" svg:y2="9.5cm" draw:start-shape="id5" draw:start-glue-point="7" draw:end-shape="id7" draw:end-glue-point="3" svg:d="m5019 8512v988h4481">
          <text:p/>
        </draw:connector>
        <draw:connector draw:style-name="gr3" draw:text-style-name="P1" draw:layer="layout" svg:x1="33.252cm" svg:y1="8.512cm" svg:x2="27.949cm" svg:y2="9.5cm" draw:start-shape="id6" draw:start-glue-point="7" draw:end-shape="id8" svg:d="m33252 8512v988h-5303">
          <text:p/>
        </draw:connector>
        <draw:connector draw:style-name="gr3" draw:text-style-name="P1" draw:layer="layout" svg:x1="5.019cm" svg:y1="8.512cm" svg:x2="9.5cm" svg:y2="13cm" draw:start-shape="id5" draw:start-glue-point="7" draw:end-shape="id9" draw:end-glue-point="3" svg:d="m5019 8512v4488h4481">
          <text:p/>
        </draw:connector>
        <draw:connector draw:style-name="gr3" draw:text-style-name="P1" draw:layer="layout" svg:x1="33.252cm" svg:y1="8.512cm" svg:x2="27.95cm" svg:y2="13cm" draw:start-shape="id6" draw:start-glue-point="7" draw:end-shape="id10" draw:end-glue-point="1" svg:d="m33252 8512v4488h-5302">
          <text:p/>
        </draw:connector>
        <draw:rect draw:style-name="gr1" draw:text-style-name="P2" xml:id="id11" draw:id="id11" draw:layer="layout" svg:width="7cm" svg:height="1cm" svg:x="9.501cm" svg:y="16cm">
          <text:p text:style-name="P1"><text:span text:style-name="T1">&lt;&lt;class&gt;&gt;</text:span></text:p>
          <text:p text:style-name="P1"><text:span text:style-name="T1">TSDVNullStringTreeNode</text:span></text:p>
        </draw:rect>
        <draw:rect draw:style-name="gr1" draw:text-style-name="P2" draw:layer="layout" svg:width="6.95cm" svg:height="1cm" svg:x="21.002cm" svg:y="16cm">
          <text:p text:style-name="P1"><text:span text:style-name="T1">&lt;&lt;class&gt;&gt;</text:span></text:p>
          <text:p text:style-name="P1"><text:span text:style-name="T1">TSDVNullStringTreeCollection</text:span></text:p>
        </draw:rect>
        <draw:connector draw:style-name="gr3" draw:text-style-name="P1" draw:layer="layout" svg:x1="5.019cm" svg:y1="8.512cm" svg:x2="9.501cm" svg:y2="16.5cm" draw:start-shape="id5" draw:start-glue-point="7" draw:end-shape="id11" draw:end-glue-point="3" svg:d="m5019 8512v7988h4482">
          <text:p/>
        </draw:connector>
        <draw:custom-shape draw:style-name="gr6" draw:text-style-name="P1" xml:id="id12" draw:id="id12" draw:layer="layout" svg:width="1cm" svg:height="1cm" svg:x="19.6cm" svg:y="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1" draw:layer="layout" draw:type="line" svg:x1="16.418cm" svg:y1="9.5cm" svg:x2="19.6cm" svg:y2="9.5cm" draw:start-shape="id7" draw:end-shape="id12" draw:end-glue-point="5" svg:d="m16418 9500h3182">
          <text:p/>
        </draw:connector>
        <draw:connector draw:style-name="gr4" draw:text-style-name="P1" draw:layer="layout" draw:type="line" svg:x1="20.6cm" svg:y1="9.5cm" svg:x2="21cm" svg:y2="9.5cm" draw:start-shape="id12" draw:start-glue-point="7" draw:end-shape="id8" draw:end-glue-point="3" svg:d="m20600 9500h400">
          <text:p/>
        </draw:connector>
        <draw:custom-shape draw:style-name="gr6" draw:text-style-name="P1" xml:id="id13" draw:id="id13" draw:layer="layout" svg:width="1cm" svg:height="1cm" svg:x="19.6cm" svg:y="1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1" draw:layer="layout" draw:type="line" svg:x1="16.501cm" svg:y1="16.5cm" svg:x2="19.6cm" svg:y2="16.5cm" draw:start-shape="id11" draw:start-glue-point="1" draw:end-shape="id13" draw:end-glue-point="5" svg:d="m16501 16500h3099">
          <text:p/>
        </draw:connector>
        <draw:connector draw:style-name="gr4" draw:text-style-name="P1" draw:layer="layout" draw:type="line" svg:x1="20.6cm" svg:y1="16.5cm" svg:x2="21cm" svg:y2="16.5cm" draw:start-shape="id13" draw:start-glue-point="7" svg:d="m20600 16500h400">
          <text:p/>
        </draw:connector>
        <draw:custom-shape draw:style-name="gr6" draw:text-style-name="P1" xml:id="id14" draw:id="id14" draw:layer="layout" svg:width="1cm" svg:height="1cm" svg:x="19.6cm" svg:y="12.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1" draw:layer="layout" draw:type="line" svg:x1="16.5cm" svg:y1="13cm" svg:x2="19.6cm" svg:y2="13cm" draw:start-shape="id9" draw:start-glue-point="1" draw:end-shape="id14" draw:end-glue-point="5" svg:d="m16500 13000h3100">
          <text:p/>
        </draw:connector>
        <draw:connector draw:style-name="gr4" draw:text-style-name="P1" draw:layer="layout" draw:type="line" svg:x1="20.6cm" svg:y1="13cm" svg:x2="21cm" svg:y2="13cm" draw:start-shape="id14" draw:start-glue-point="7" svg:d="m20600 13000h400">
          <text:p/>
        </draw:connector>
        <draw:custom-shape draw:style-name="gr7" draw:text-style-name="P3" draw:layer="layout" svg:width="7cm" svg:height="1.5cm" svg:x="15.5cm" svg:y="10.5cm">
          <text:p text:style-name="P1"><text:span text:style-name="T2">(Delphi / FreePascal) </text:span></text:p>
          <text:p text:style-name="P1"><text:span text:style-name="T2">Memory-Referenced string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8" draw:text-style-name="P1" draw:layer="layout" svg:x1="16.418cm" svg:y1="9.5cm" svg:x2="19.192cm" svg:y2="10.5cm" draw:start-shape="id7" svg:d="m16418 9500h1645v1000h1129">
          <text:p/>
        </draw:connector>
        <draw:custom-shape draw:style-name="gr7" draw:text-style-name="P3" draw:layer="layout" svg:width="7cm" svg:height="1.5cm" svg:x="15.5cm" svg:y="14cm">
          <text:p text:style-name="P1"><text:span text:style-name="T2">256 bytes array</text:span></text:p>
          <text:p text:style-name="P1"><text:span text:style-name="T2">Standard Pascal string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8" draw:text-style-name="P1" draw:layer="layout" svg:x1="13cm" svg:y1="13.5cm" svg:x2="15.423cm" svg:y2="14.75cm" draw:start-shape="id9" draw:start-glue-point="2" svg:d="m13000 13500v883h2423v367">
          <text:p/>
        </draw:connector>
        <draw:custom-shape draw:style-name="gr7" draw:text-style-name="P3" xml:id="id15" draw:id="id15" draw:layer="layout" svg:width="7cm" svg:height="1.5cm" svg:x="15.5cm" svg:y="17.5cm">
          <text:p text:style-name="P1"><text:span text:style-name="T2">Character array pointer</text:span></text:p>
          <text:p text:style-name="P1"><text:span text:style-name="T2">Standard C string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8" draw:text-style-name="P1" draw:layer="layout" svg:x1="13.001cm" svg:y1="17cm" svg:x2="15.5cm" svg:y2="18.25cm" draw:start-shape="id11" draw:start-glue-point="2" draw:end-shape="id15" svg:d="m13001 17000v1250h2499">
          <text:p/>
        </draw:connector>
        <draw:custom-shape draw:style-name="gr6" draw:text-style-name="P1" xml:id="id16" draw:id="id16" draw:layer="layout" svg:width="1cm" svg:height="1cm" svg:x="28.6cm" svg:y="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1" draw:layer="layout" draw:type="line" svg:x1="8.486cm" svg:y1="6.5cm" svg:x2="28.6cm" svg:y2="6.5cm" draw:start-shape="id3" draw:start-glue-point="1" draw:end-shape="id16" draw:end-glue-point="5" svg:d="m8486 6500h20114">
          <text:p/>
        </draw:connector>
        <draw:connector draw:style-name="gr4" draw:text-style-name="P1" draw:layer="layout" draw:type="line" svg:x1="29.6cm" svg:y1="6.5cm" svg:x2="30.001cm" svg:y2="6.5cm" draw:start-shape="id16" draw:start-glue-point="7" draw:end-shape="id4" draw:end-glue-point="3" svg:d="m29600 6500h401">
          <text:p/>
        </draw:connector>
      </draw:page>
      <draw:page draw:name="page2" draw:style-name="dp1" draw:master-page-name="Predeterminado">
        <office:forms form:automatic-focus="false" form:apply-design-mode="false"/>
        <draw:rect draw:style-name="gr1" draw:text-style-name="P2" xml:id="id19" draw:id="id19" draw:layer="layout" svg:width="6.935cm" svg:height="1cm" svg:x="1.551cm" svg:y="6cm">
          <text:p text:style-name="P1"><text:span text:style-name="T1">&lt;&lt;class&gt;&gt;</text:span></text:p>
          <text:p text:style-name="P1"><text:span text:style-name="T1">TSDVTreeNode</text:span></text:p>
        </draw:rect>
        <draw:custom-shape draw:style-name="gr2" draw:text-style-name="P1" xml:id="id17" draw:id="id17" draw:layer="layout" svg:width="0.817cm" svg:height="0.715cm" svg:x="4.61cm" svg:y="3.996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3" draw:text-style-name="P1" draw:layer="layout" draw:type="lines" svg:x1="5.019cm" svg:y1="3.996cm" svg:x2="5.018cm" svg:y2="2.901cm" draw:start-shape="id17" draw:start-glue-point="4" draw:end-shape="id18" svg:d="m5019 3996v-516l-1-64v-515">
          <text:p/>
        </draw:connector>
        <draw:connector draw:style-name="gr3" draw:text-style-name="P1" draw:layer="layout" draw:type="lines" svg:x1="5.019cm" svg:y1="4.711cm" svg:x2="5.018cm" svg:y2="6cm" draw:start-shape="id17" draw:start-glue-point="7" draw:end-shape="id19" draw:end-glue-point="0" svg:d="m5019 4711v515l-1 259v515">
          <text:p/>
        </draw:connector>
        <draw:connector draw:style-name="gr3" draw:text-style-name="P1" draw:layer="layout" svg:x1="5.019cm" svg:y1="4.711cm" svg:x2="33.5cm" svg:y2="6cm" draw:start-shape="id17" draw:start-glue-point="7" draw:end-shape="id20" svg:d="m5019 4711v645h28481v644">
          <text:p/>
        </draw:connector>
        <draw:rect draw:style-name="gr1" draw:text-style-name="P2" xml:id="id23" draw:id="id23" draw:layer="layout" svg:width="6.918cm" svg:height="1cm" svg:x="9.5cm" svg:y="9cm">
          <text:p text:style-name="P1"><text:span text:style-name="T1">&lt;&lt;class&gt;&gt;</text:span></text:p>
          <text:p text:style-name="P1"><text:span text:style-name="T1">TSDVStringKeyValueTreeNode</text:span></text:p>
        </draw:rect>
        <draw:rect draw:style-name="gr1" draw:text-style-name="P2" xml:id="id25" draw:id="id25" draw:layer="layout" svg:width="7cm" svg:height="1cm" svg:x="9.5cm" svg:y="12.5cm">
          <text:p text:style-name="P1"><text:span text:style-name="T1">&lt;&lt;class&gt;&gt;</text:span></text:p>
          <text:p text:style-name="P1"><text:span text:style-name="T1">TSDVStringKeyTypeValueTreeNode</text:span></text:p>
        </draw:rect>
        <draw:custom-shape draw:style-name="gr2" draw:text-style-name="P1" xml:id="id21" draw:id="id21" draw:layer="layout" svg:width="0.817cm" svg:height="0.715cm" svg:x="4.61cm" svg:y="7.797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4" draw:text-style-name="P1" draw:layer="layout" draw:type="line" svg:x1="5.018cm" svg:y1="7cm" svg:x2="5.019cm" svg:y2="7.797cm" draw:start-shape="id19" draw:start-glue-point="2" draw:end-shape="id21" draw:end-glue-point="4" svg:d="m5018 7000 1 797">
          <text:p/>
        </draw:connector>
        <draw:rect draw:style-name="gr5" draw:text-style-name="P2" xml:id="id18" draw:id="id18" draw:layer="layout" svg:width="6.963cm" svg:height="0.897cm" svg:x="1.537cm" svg:y="2.004cm">
          <text:p text:style-name="P1"><text:span text:style-name="T1">&lt;&lt;class&gt;&gt;</text:span></text:p>
          <text:p text:style-name="P1"><text:span text:style-name="T1">TSDVPersistent</text:span></text:p>
        </draw:rect>
        <draw:rect draw:style-name="gr1" draw:text-style-name="P2" xml:id="id20" draw:id="id20" draw:layer="layout" svg:width="6.999cm" svg:height="1cm" svg:x="30.001cm" svg:y="6cm">
          <text:p text:style-name="P1"><text:span text:style-name="T1">&lt;&lt;class&gt;&gt;</text:span></text:p>
          <text:p text:style-name="P1"><text:span text:style-name="T1">TCustomSDVTreeCollection</text:span></text:p>
        </draw:rect>
        <draw:rect draw:style-name="gr1" draw:text-style-name="P2" xml:id="id24" draw:id="id24" draw:layer="layout" svg:width="6.998cm" svg:height="1cm" svg:x="21cm" svg:y="9cm">
          <text:p text:style-name="P1"><text:span text:style-name="T1">&lt;&lt;class&gt;&gt;</text:span></text:p>
          <text:p text:style-name="P1"><text:span text:style-name="T1">TSDVStringKeyValueTreeCollection</text:span></text:p>
        </draw:rect>
        <draw:custom-shape draw:style-name="gr2" draw:text-style-name="P1" xml:id="id22" draw:id="id22" draw:layer="layout" svg:width="0.817cm" svg:height="0.715cm" svg:x="32.843cm" svg:y="7.797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4" draw:text-style-name="P1" draw:layer="layout" draw:type="line" svg:x1="33.301cm" svg:y1="7cm" svg:x2="33.252cm" svg:y2="7.797cm" draw:end-shape="id22" draw:end-glue-point="4" svg:d="m33301 7000-49 797">
          <text:p/>
        </draw:connector>
        <draw:rect draw:style-name="gr1" draw:text-style-name="P2" xml:id="id26" draw:id="id26" draw:layer="layout" svg:width="6.998cm" svg:height="1cm" svg:x="21.001cm" svg:y="12.5cm">
          <text:p text:style-name="P1"><text:span text:style-name="T1">&lt;&lt;class&gt;&gt;</text:span></text:p>
          <text:p text:style-name="P1"><text:span text:style-name="T1">TSDVStringKeyValueTreeCollection</text:span></text:p>
        </draw:rect>
        <draw:connector draw:style-name="gr3" draw:text-style-name="P1" draw:layer="layout" svg:x1="5.019cm" svg:y1="8.512cm" svg:x2="9.5cm" svg:y2="9.5cm" draw:start-shape="id21" draw:start-glue-point="7" draw:end-shape="id23" draw:end-glue-point="3" svg:d="m5019 8512v988h4481">
          <text:p/>
        </draw:connector>
        <draw:connector draw:style-name="gr3" draw:text-style-name="P1" draw:layer="layout" svg:x1="33.252cm" svg:y1="8.512cm" svg:x2="27.998cm" svg:y2="9.5cm" draw:start-shape="id22" draw:start-glue-point="7" draw:end-shape="id24" svg:d="m33252 8512v988h-5254">
          <text:p/>
        </draw:connector>
        <draw:connector draw:style-name="gr3" draw:text-style-name="P1" draw:layer="layout" svg:x1="5.019cm" svg:y1="8.512cm" svg:x2="9.5cm" svg:y2="13cm" draw:start-shape="id21" draw:start-glue-point="7" draw:end-shape="id25" draw:end-glue-point="3" svg:d="m5019 8512v4488h4481">
          <text:p/>
        </draw:connector>
        <draw:connector draw:style-name="gr3" draw:text-style-name="P1" draw:layer="layout" svg:x1="33.252cm" svg:y1="8.512cm" svg:x2="27.999cm" svg:y2="13cm" draw:start-shape="id22" draw:start-glue-point="7" draw:end-shape="id26" draw:end-glue-point="1" svg:d="m33252 8512v4488h-5253">
          <text:p/>
        </draw:connector>
        <draw:rect draw:style-name="gr1" draw:text-style-name="P2" xml:id="id27" draw:id="id27" draw:layer="layout" svg:width="7cm" svg:height="1cm" svg:x="9.501cm" svg:y="16cm">
          <text:p text:style-name="P1"><text:span text:style-name="T1">&lt;&lt;class&gt;&gt;</text:span></text:p>
          <text:p text:style-name="P1"><text:span text:style-name="T1">TSDVKeyValueListTreeNode</text:span></text:p>
        </draw:rect>
        <draw:rect draw:style-name="gr1" draw:text-style-name="P2" xml:id="id31" draw:id="id31" draw:layer="layout" svg:width="6.998cm" svg:height="1cm" svg:x="21.002cm" svg:y="16cm">
          <text:p text:style-name="P1"><text:span text:style-name="T1">&lt;&lt;class&gt;&gt;</text:span></text:p>
          <text:p text:style-name="P1"><text:span text:style-name="T1">TSDVStringKeyValueTreeCollection</text:span></text:p>
        </draw:rect>
        <draw:connector draw:style-name="gr3" draw:text-style-name="P1" draw:layer="layout" svg:x1="5.019cm" svg:y1="8.512cm" svg:x2="9.501cm" svg:y2="16.5cm" draw:start-shape="id21" draw:start-glue-point="7" draw:end-shape="id27" draw:end-glue-point="3" svg:d="m5019 8512v7988h4482">
          <text:p/>
        </draw:connector>
        <draw:custom-shape draw:style-name="gr6" draw:text-style-name="P1" xml:id="id38" draw:id="id38" draw:layer="layout" svg:width="0.5cm" svg:height="0.5cm" svg:x="20cm" svg:y="9.2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" draw:text-style-name="P1" xml:id="id39" draw:id="id39" draw:layer="layout" svg:width="0.5cm" svg:height="0.5cm" svg:x="20cm" svg:y="16.2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" draw:text-style-name="P1" xml:id="id37" draw:id="id37" draw:layer="layout" svg:width="0.5cm" svg:height="0.5cm" svg:x="20cm" svg:y="12.7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7" draw:text-style-name="P3" xml:id="id28" draw:id="id28" draw:layer="layout" svg:width="7cm" svg:height="1.5cm" svg:x="5.4cm" svg:y="10.5cm">
          <text:p text:style-name="P1"><text:span text:style-name="T2">Treenode with single</text:span></text:p>
          <text:p text:style-name="P1"><text:span text:style-name="T2"><text:s/></text:span><text:span text:style-name="T2">string “Key” &amp; “Value” properties</text:span></text:p>
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8" draw:text-style-name="P1" draw:layer="layout" svg:x1="12.959cm" svg:y1="10cm" svg:x2="12.4cm" svg:y2="11.25cm" draw:start-shape="id23" draw:end-shape="id28" draw:end-glue-point="7" svg:d="m12959 10000v1250h-559">
          <text:p/>
        </draw:connector>
        <draw:custom-shape draw:style-name="gr7" draw:text-style-name="P3" xml:id="id33" draw:id="id33" draw:layer="layout" svg:width="7cm" svg:height="1.5cm" svg:x="5.4cm" svg:y="14cm">
          <text:p text:style-name="P1"><text:span text:style-name="T2">Treenode with single</text:span></text:p>
          <text:p text:style-name="P1"><text:span text:style-name="T2"><text:s/></text:span><text:span text:style-name="T2">string “Key” &amp; “Type” &amp; “Value” propertie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7" draw:text-style-name="P3" xml:id="id34" draw:id="id34" draw:layer="layout" svg:width="7cm" svg:height="1.5cm" svg:x="5.4cm" svg:y="17.5cm">
          <text:p text:style-name="P1"><text:span text:style-name="T2">Treenode with a list of</text:span></text:p>
          <text:p text:style-name="P1"><text:span text:style-name="T2">String “Key” &amp; “Value” element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" xml:id="id29" draw:id="id29" draw:layer="layout" svg:width="0.5cm" svg:height="0.5cm" svg:x="29.1cm" svg:y="6.2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1" draw:layer="layout" draw:type="line" svg:x1="8.486cm" svg:y1="6.5cm" svg:x2="29.1cm" svg:y2="6.5cm" draw:start-shape="id19" draw:start-glue-point="1" draw:end-shape="id29" draw:end-glue-point="5" svg:d="m8486 6500h20614">
          <text:p/>
        </draw:connector>
        <draw:connector draw:style-name="gr4" draw:text-style-name="P1" draw:layer="layout" draw:type="line" svg:x1="29.6cm" svg:y1="6.5cm" svg:x2="30.001cm" svg:y2="6.5cm" draw:start-shape="id29" draw:start-glue-point="7" draw:end-shape="id20" draw:end-glue-point="3" svg:d="m29600 6500h401">
          <text:p/>
        </draw:connector>
        <draw:rect draw:style-name="gr1" draw:text-style-name="P2" xml:id="id30" draw:id="id30" draw:layer="layout" svg:width="7cm" svg:height="1cm" svg:x="9.502cm" svg:y="20.021cm">
          <text:p text:style-name="P1"><text:span text:style-name="T1">&lt;&lt;class&gt;&gt;</text:span></text:p>
          <text:p text:style-name="P1"><text:span text:style-name="T1">TSDVKeyTypeValueListTreeNode</text:span></text:p>
        </draw:rect>
        <draw:rect draw:style-name="gr1" draw:text-style-name="P2" xml:id="id32" draw:id="id32" draw:layer="layout" svg:width="6.998cm" svg:height="1cm" svg:x="21.003cm" svg:y="20.021cm">
          <text:p text:style-name="P1"><text:span text:style-name="T1">&lt;&lt;class&gt;&gt;</text:span></text:p>
          <text:p text:style-name="P1"><text:span text:style-name="T1">TSDVStringKeyTypeValueTreeCollection</text:span></text:p>
        </draw:rect>
        <draw:connector draw:style-name="gr3" draw:text-style-name="P1" draw:layer="layout" svg:x1="5.019cm" svg:y1="8.512cm" svg:x2="9.502cm" svg:y2="20.521cm" draw:start-shape="id21" draw:start-glue-point="7" draw:end-shape="id30" draw:end-glue-point="3" svg:d="m5019 8512v12009h4483">
          <text:p/>
        </draw:connector>
        <draw:custom-shape draw:style-name="gr6" draw:text-style-name="P1" xml:id="id36" draw:id="id36" draw:layer="layout" svg:width="0.5cm" svg:height="0.5cm" svg:x="20cm" svg:y="20.27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7" draw:text-style-name="P3" xml:id="id35" draw:id="id35" draw:layer="layout" svg:width="7cm" svg:height="1.5cm" svg:x="5.401cm" svg:y="21.5cm">
          <text:p text:style-name="P1"><text:span text:style-name="T2">Treenode with a list of</text:span></text:p>
          <text:p text:style-name="P1"><text:span text:style-name="T2">String “Key” &amp; “Type” &amp; “Value” element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3" draw:text-style-name="P1" draw:layer="layout" svg:x1="33.252cm" svg:y1="8.512cm" svg:x2="28cm" svg:y2="16.5cm" draw:start-shape="id22" draw:start-glue-point="7" draw:end-shape="id31" draw:end-glue-point="1" svg:d="m33252 8512v7988h-5252">
          <text:p/>
        </draw:connector>
        <draw:connector draw:style-name="gr3" draw:text-style-name="P1" draw:layer="layout" svg:x1="33.252cm" svg:y1="8.512cm" svg:x2="28.001cm" svg:y2="20.521cm" draw:start-shape="id22" draw:start-glue-point="7" draw:end-shape="id32" draw:end-glue-point="1" svg:d="m33252 8512v12009h-5251">
          <text:p/>
        </draw:connector>
        <draw:connector draw:style-name="gr8" draw:text-style-name="P1" draw:layer="layout" svg:x1="13cm" svg:y1="13.5cm" svg:x2="12.4cm" svg:y2="14.75cm" draw:start-shape="id25" draw:start-glue-point="2" draw:end-shape="id33" draw:end-glue-point="7" svg:d="m13000 13500v1250h-600">
          <text:p/>
        </draw:connector>
        <draw:connector draw:style-name="gr8" draw:text-style-name="P1" draw:layer="layout" svg:x1="13.001cm" svg:y1="17cm" svg:x2="12.4cm" svg:y2="18.25cm" draw:start-shape="id27" draw:start-glue-point="2" draw:end-shape="id34" svg:d="m13001 17000v1250h-601">
          <text:p/>
        </draw:connector>
        <draw:connector draw:style-name="gr8" draw:text-style-name="P1" draw:layer="layout" svg:x1="13.002cm" svg:y1="21.021cm" svg:x2="12.401cm" svg:y2="22.25cm" draw:start-shape="id30" draw:start-glue-point="2" draw:end-shape="id35" svg:d="m13002 21021v1229h-601">
          <text:p/>
        </draw:connector>
        <draw:connector draw:style-name="gr4" draw:text-style-name="P1" draw:layer="layout" draw:type="line" svg:x1="20.5cm" svg:y1="20.521cm" svg:x2="21.003cm" svg:y2="20.521cm" draw:start-shape="id36" draw:start-glue-point="7" draw:end-shape="id32" draw:end-glue-point="3" svg:d="m20500 20521h503">
          <text:p/>
        </draw:connector>
        <draw:connector draw:style-name="gr4" draw:text-style-name="P1" draw:layer="layout" draw:type="line" svg:x1="21.002cm" svg:y1="16.5cm" svg:x2="20.5cm" svg:y2="16.5cm" draw:start-shape="id31" svg:d="m21002 16500h-502">
          <text:p/>
        </draw:connector>
        <draw:connector draw:style-name="gr4" draw:text-style-name="P1" draw:layer="layout" draw:type="line" svg:x1="21.001cm" svg:y1="13cm" svg:x2="20.5cm" svg:y2="13cm" draw:start-shape="id26" draw:end-shape="id37" draw:end-glue-point="7" svg:d="m21001 13000h-501">
          <text:p/>
        </draw:connector>
        <draw:connector draw:style-name="gr4" draw:text-style-name="P1" draw:layer="layout" draw:type="line" svg:x1="21cm" svg:y1="9.5cm" svg:x2="20.5cm" svg:y2="9.5cm" draw:start-shape="id24" draw:end-shape="id38" draw:end-glue-point="7" svg:d="m21000 9500h-500">
          <text:p/>
        </draw:connector>
        <draw:connector draw:style-name="gr4" draw:text-style-name="P1" draw:layer="layout" draw:type="line" svg:x1="16.418cm" svg:y1="9.5cm" svg:x2="20cm" svg:y2="9.5cm" draw:start-shape="id23" draw:start-glue-point="1" draw:end-shape="id38" draw:end-glue-point="5" svg:d="m16418 9500h3582">
          <text:p/>
        </draw:connector>
        <draw:connector draw:style-name="gr4" draw:text-style-name="P1" draw:layer="layout" draw:type="line" svg:x1="16.502cm" svg:y1="20.521cm" svg:x2="20cm" svg:y2="20.521cm" draw:start-shape="id30" draw:end-shape="id36" draw:end-glue-point="5" svg:d="m16502 20521h3498">
          <text:p/>
        </draw:connector>
        <draw:connector draw:style-name="gr4" draw:text-style-name="P1" draw:layer="layout" draw:type="line" svg:x1="16.501cm" svg:y1="16.5cm" svg:x2="20cm" svg:y2="16.5cm" draw:start-shape="id27" draw:start-glue-point="1" draw:end-shape="id39" draw:end-glue-point="5" svg:d="m16501 16500h3499">
          <text:p/>
        </draw:connector>
        <draw:connector draw:style-name="gr4" draw:text-style-name="P1" draw:layer="layout" draw:type="line" svg:x1="16.5cm" svg:y1="13cm" svg:x2="20cm" svg:y2="13cm" draw:start-shape="id25" draw:start-glue-point="1" draw:end-shape="id37" draw:end-glue-point="5" svg:d="m16500 13000h3500">
          <text:p/>
        </draw:connector>
      </draw:page>
      <draw:page draw:name="page3" draw:style-name="dp1" draw:master-page-name="Predeterminado">
        <office:forms form:automatic-focus="false" form:apply-design-mode="false"/>
        <draw:rect draw:style-name="gr1" draw:text-style-name="P2" xml:id="id42" draw:id="id42" draw:layer="layout" svg:width="6.935cm" svg:height="1cm" svg:x="1.551cm" svg:y="6cm">
          <text:p text:style-name="P1"><text:span text:style-name="T1">&lt;&lt;class&gt;&gt;</text:span></text:p>
          <text:p text:style-name="P1"><text:span text:style-name="T1">TSDVTreeNode</text:span></text:p>
        </draw:rect>
        <draw:custom-shape draw:style-name="gr2" draw:text-style-name="P1" xml:id="id40" draw:id="id40" draw:layer="layout" svg:width="0.817cm" svg:height="0.715cm" svg:x="4.61cm" svg:y="3.996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3" draw:text-style-name="P1" draw:layer="layout" draw:type="lines" svg:x1="5.019cm" svg:y1="3.996cm" svg:x2="5.018cm" svg:y2="2.901cm" draw:start-shape="id40" draw:start-glue-point="4" draw:end-shape="id41" svg:d="m5019 3996v-516l-1-64v-515">
          <text:p/>
        </draw:connector>
        <draw:connector draw:style-name="gr3" draw:text-style-name="P1" draw:layer="layout" draw:type="lines" svg:x1="5.019cm" svg:y1="4.711cm" svg:x2="5.018cm" svg:y2="6cm" draw:start-shape="id40" draw:start-glue-point="7" draw:end-shape="id42" draw:end-glue-point="0" svg:d="m5019 4711v515l-1 259v515">
          <text:p/>
        </draw:connector>
        <draw:rect draw:style-name="gr1" draw:text-style-name="P2" xml:id="id43" draw:id="id43" draw:layer="layout" svg:width="6.999cm" svg:height="1cm" svg:x="11.001cm" svg:y="6cm">
          <text:p text:style-name="P1"><text:span text:style-name="T1">&lt;&lt;class&gt;&gt;</text:span></text:p>
          <text:p text:style-name="P1"><text:span text:style-name="T1">TCustomSDVTreeCollection</text:span></text:p>
        </draw:rect>
        <draw:connector draw:style-name="gr3" draw:text-style-name="P1" draw:layer="layout" svg:x1="5.019cm" svg:y1="4.711cm" svg:x2="14.5cm" svg:y2="6cm" draw:start-shape="id40" draw:start-glue-point="7" draw:end-shape="id43" draw:end-glue-point="0" svg:d="m5019 4711v645h9481v644">
          <text:p/>
        </draw:connector>
        <draw:rect draw:style-name="gr5" draw:text-style-name="P2" xml:id="id44" draw:id="id44" draw:layer="layout" svg:width="6.946cm" svg:height="0.897cm" svg:x="20.127cm" svg:y="2cm">
          <text:p text:style-name="P1"><text:span text:style-name="T1">&lt;&lt;class&gt;&gt;</text:span></text:p>
          <text:p text:style-name="P1"><text:span text:style-name="T1">TSDVComponent</text:span></text:p>
        </draw:rect>
        <draw:rect draw:style-name="gr1" draw:text-style-name="P2" xml:id="id46" draw:id="id46" draw:layer="layout" svg:width="6.946cm" svg:height="1cm" svg:x="20.127cm" svg:y="9.996cm">
          <text:p text:style-name="P1"><text:span text:style-name="T1">&lt;&lt;class&gt;&gt;</text:span></text:p>
          <text:p text:style-name="P1"><text:span text:style-name="T1">TCustomSDVTreeContainer</text:span></text:p>
        </draw:rect>
        <draw:custom-shape draw:style-name="gr2" draw:text-style-name="P1" xml:id="id45" draw:id="id45" draw:layer="layout" svg:width="0.817cm" svg:height="0.715cm" svg:x="23.192cm" svg:y="3.793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9" draw:text-style-name="P1" draw:layer="layout" draw:type="line" svg:x1="23.6cm" svg:y1="2.897cm" svg:x2="23.601cm" svg:y2="3.793cm" draw:start-shape="id44" draw:start-glue-point="2" draw:end-shape="id45" draw:end-glue-point="4" svg:d="m23600 2897 1 896">
          <text:p/>
        </draw:connector>
        <draw:connector draw:style-name="gr9" draw:text-style-name="P1" draw:layer="layout" draw:type="line" svg:x1="23.601cm" svg:y1="4.508cm" svg:x2="23.6cm" svg:y2="9.996cm" draw:start-shape="id45" draw:start-glue-point="7" draw:end-shape="id46" draw:end-glue-point="0" svg:d="m23601 4508-1 5488">
          <text:p/>
        </draw:connector>
        <draw:rect draw:style-name="gr1" draw:text-style-name="P2" xml:id="id48" draw:id="id48" draw:layer="layout" svg:width="6.935cm" svg:height="1cm" svg:x="1.551cm" svg:y="10cm">
          <text:p text:style-name="P1"><text:span text:style-name="T1">&lt;&lt;class&gt;&gt;</text:span></text:p>
          <text:p text:style-name="P1"><text:span text:style-name="T1">TSDVTextTreeNode</text:span></text:p>
        </draw:rect>
        <draw:rect draw:style-name="gr1" draw:text-style-name="P2" xml:id="id50" draw:id="id50" draw:layer="layout" svg:width="6.999cm" svg:height="1cm" svg:x="11.001cm" svg:y="10cm">
          <text:p text:style-name="P1"><text:span text:style-name="T1">&lt;&lt;class&gt;&gt;</text:span></text:p>
          <text:p text:style-name="P1"><text:span text:style-name="T1">TSDVTextTreeCollection</text:span></text:p>
        </draw:rect>
        <draw:custom-shape draw:style-name="gr2" draw:text-style-name="P1" xml:id="id47" draw:id="id47" draw:layer="layout" svg:width="0.817cm" svg:height="0.715cm" svg:x="4.61cm" svg:y="7.797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4" draw:text-style-name="P1" draw:layer="layout" draw:type="line" svg:x1="5.018cm" svg:y1="7cm" svg:x2="5.019cm" svg:y2="7.797cm" draw:start-shape="id42" draw:start-glue-point="2" draw:end-shape="id47" draw:end-glue-point="4" svg:d="m5018 7000 1 797">
          <text:p/>
        </draw:connector>
        <draw:connector draw:style-name="gr4" draw:text-style-name="P1" draw:layer="layout" draw:type="line" svg:x1="5.019cm" svg:y1="8.512cm" svg:x2="5.018cm" svg:y2="10cm" draw:start-shape="id47" draw:start-glue-point="7" draw:end-shape="id48" draw:end-glue-point="0" svg:d="m5019 8512-1 1488">
          <text:p/>
        </draw:connector>
        <draw:custom-shape draw:style-name="gr2" draw:text-style-name="P1" xml:id="id49" draw:id="id49" draw:layer="layout" svg:width="0.817cm" svg:height="0.715cm" svg:x="14.092cm" svg:y="7.797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4" draw:text-style-name="P1" draw:layer="layout" draw:type="line" svg:x1="14.5cm" svg:y1="7cm" svg:x2="14.501cm" svg:y2="7.797cm" draw:start-shape="id43" draw:start-glue-point="2" draw:end-shape="id49" draw:end-glue-point="4" svg:d="m14500 7000 1 797">
          <text:p/>
        </draw:connector>
        <draw:connector draw:style-name="gr4" draw:text-style-name="P1" draw:layer="layout" draw:type="line" svg:x1="14.501cm" svg:y1="8.512cm" svg:x2="14.5cm" svg:y2="10cm" draw:start-shape="id49" draw:start-glue-point="7" draw:end-shape="id50" draw:end-glue-point="0" svg:d="m14501 8512-1 1488">
          <text:p/>
        </draw:connector>
        <draw:rect draw:style-name="gr1" draw:text-style-name="P2" xml:id="id52" draw:id="id52" draw:layer="layout" svg:width="7cm" svg:height="1cm" svg:x="20.1cm" svg:y="14.023cm">
          <text:p text:style-name="P1"><text:span text:style-name="T1">&lt;&lt;class&gt;&gt;</text:span></text:p>
          <text:p text:style-name="P1"><text:span text:style-name="T1">TSDVMsgTreeContainer</text:span></text:p>
        </draw:rect>
        <draw:custom-shape draw:style-name="gr2" draw:text-style-name="P1" xml:id="id51" draw:id="id51" draw:layer="layout" svg:width="0.817cm" svg:height="0.715cm" svg:x="23.192cm" svg:y="11.993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4" draw:text-style-name="P1" draw:layer="layout" draw:type="line" svg:x1="23.6cm" svg:y1="10.996cm" svg:x2="23.601cm" svg:y2="11.993cm" draw:start-shape="id46" draw:start-glue-point="2" draw:end-shape="id51" draw:end-glue-point="4" svg:d="m23600 10996 1 997">
          <text:p/>
        </draw:connector>
        <draw:connector draw:style-name="gr4" draw:text-style-name="P1" draw:layer="layout" draw:type="line" svg:x1="23.601cm" svg:y1="12.708cm" svg:x2="23.6cm" svg:y2="14.023cm" draw:start-shape="id51" draw:start-glue-point="7" draw:end-shape="id52" draw:end-glue-point="0" svg:d="m23601 12708-1 1315">
          <text:p/>
        </draw:connector>
        <draw:rect draw:style-name="gr1" draw:text-style-name="P2" xml:id="id54" draw:id="id54" draw:layer="layout" svg:width="8cm" svg:height="1cm" svg:x="30.1cm" svg:y="10cm">
          <text:p text:style-name="P1"><text:span text:style-name="T1">&lt;&lt;interface&gt;&gt;</text:span></text:p>
          <text:p text:style-name="P1"><text:span text:style-name="T1">ISDVMessageServer</text:span></text:p>
        </draw:rect>
        <draw:connector draw:style-name="gr4" draw:text-style-name="P1" draw:layer="layout" draw:type="line" svg:x1="28.1cm" svg:y1="14.55cm" svg:x2="27.1cm" svg:y2="14.523cm" draw:start-shape="id53" draw:start-glue-point="3" draw:end-shape="id52" draw:end-glue-point="1" svg:d="m28100 14550-1000-27">
          <text:p/>
        </draw:connector>
        <draw:connector draw:style-name="gr3" draw:text-style-name="P1" draw:layer="layout" svg:x1="29.6cm" svg:y1="14.55cm" svg:x2="34.1cm" svg:y2="11cm" draw:start-shape="id53" draw:start-glue-point="1" draw:end-shape="id54" draw:end-glue-point="2" svg:d="m29600 14550h4500v-3550">
          <text:p/>
        </draw:connector>
        <draw:rect draw:style-name="gr1" draw:text-style-name="P2" xml:id="id56" draw:id="id56" draw:layer="layout" svg:width="6.935cm" svg:height="1cm" svg:x="1.551cm" svg:y="14.023cm">
          <text:p text:style-name="P1"><text:span text:style-name="T1">&lt;&lt;class&gt;&gt;</text:span></text:p>
          <text:p text:style-name="P1"><text:span text:style-name="T1">TSDVContainerTreeNode</text:span></text:p>
        </draw:rect>
        <draw:rect draw:style-name="gr1" draw:text-style-name="P2" xml:id="id58" draw:id="id58" draw:layer="layout" svg:width="6.999cm" svg:height="1cm" svg:x="11.001cm" svg:y="14.023cm">
          <text:p text:style-name="P1"><text:span text:style-name="T1">&lt;&lt;class&gt;&gt;</text:span></text:p>
          <text:p text:style-name="P1"><text:span text:style-name="T1">TSDVContainerTreeCollection</text:span></text:p>
        </draw:rect>
        <draw:custom-shape draw:style-name="gr2" draw:text-style-name="P1" xml:id="id55" draw:id="id55" draw:layer="layout" svg:width="0.817cm" svg:height="0.715cm" svg:x="4.61cm" svg:y="11.797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4" draw:text-style-name="P1" draw:layer="layout" draw:type="line" svg:x1="5.018cm" svg:y1="11cm" svg:x2="5.019cm" svg:y2="11.797cm" draw:start-shape="id48" draw:start-glue-point="2" draw:end-shape="id55" draw:end-glue-point="4" svg:d="m5018 11000 1 797">
          <text:p/>
        </draw:connector>
        <draw:connector draw:style-name="gr4" draw:text-style-name="P1" draw:layer="layout" draw:type="line" svg:x1="5.019cm" svg:y1="12.512cm" svg:x2="5.018cm" svg:y2="14.023cm" draw:start-shape="id55" draw:start-glue-point="7" draw:end-shape="id56" draw:end-glue-point="0" svg:d="m5019 12512-1 1511">
          <text:p/>
        </draw:connector>
        <draw:custom-shape draw:style-name="gr2" draw:text-style-name="P1" xml:id="id57" draw:id="id57" draw:layer="layout" svg:width="0.817cm" svg:height="0.715cm" svg:x="14.092cm" svg:y="11.797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4" draw:text-style-name="P1" draw:layer="layout" draw:type="line" svg:x1="14.5cm" svg:y1="11cm" svg:x2="14.501cm" svg:y2="11.797cm" draw:start-shape="id50" draw:start-glue-point="2" draw:end-shape="id57" draw:end-glue-point="4" svg:d="m14500 11000 1 797">
          <text:p/>
        </draw:connector>
        <draw:connector draw:style-name="gr4" draw:text-style-name="P1" draw:layer="layout" draw:type="line" svg:x1="14.501cm" svg:y1="12.512cm" svg:x2="14.5cm" svg:y2="14.023cm" draw:start-shape="id57" draw:start-glue-point="7" draw:end-shape="id58" draw:end-glue-point="0" svg:d="m14501 12512-1 1511">
          <text:p/>
        </draw:connector>
        <draw:rect draw:style-name="gr5" draw:text-style-name="P2" xml:id="id41" draw:id="id41" draw:layer="layout" svg:width="6.963cm" svg:height="0.897cm" svg:x="1.537cm" svg:y="2.004cm">
          <text:p text:style-name="P1"><text:span text:style-name="T1">&lt;&lt;class&gt;&gt;</text:span></text:p>
          <text:p text:style-name="P1"><text:span text:style-name="T1">TSDVPersistent</text:span></text:p>
        </draw:rect>
        <draw:g>
          <draw:custom-shape draw:style-name="gr6" draw:text-style-name="P1" draw:layer="layout" svg:width="1.5cm" svg:height="1.5cm" svg:x="32.1cm" svg:y="3cm">
            <text:p/>
            <draw:enhanced-geometry svg:viewBox="0 0 21600 21600" draw:type="block-arc" draw:modifiers="180 5400" draw:enhanced-path="B 0 0 21600 21600 ?f4 ?f3 ?f2 ?f3 W ?f5 ?f5 ?f6 ?f6 ?f2 ?f3 ?f4 ?f3 Z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10800+$1 "/>
              <draw:equation draw:name="f7" draw:formula="?f5 *cos($0 *(pi/180))"/>
              <draw:equation draw:name="f8" draw:formula="?f5 *sin($0 *(pi/180))"/>
              <draw:handle draw:handle-position="$1 $0" draw:handle-polar="10800 10800" draw:handle-radius-range-minimum="0" draw:handle-radius-range-maximum="10800"/>
            </draw:enhanced-geometry>
          </draw:custom-shape>
          <draw:custom-shape draw:style-name="gr6" draw:text-style-name="P1" draw:layer="layout" svg:width="0.5cm" svg:height="0.5cm" draw:transform="rotate (-1.5707963267949) translate (33.1cm 3.5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" draw:layer="layout" svg:width="1.5cm" svg:height="1.5cm" svg:x="32.1cm" svg:y="3cm">
            <text:p/>
            <draw:enhanced-geometry svg:viewBox="0 0 21600 21600" draw:type="rectangle" draw:enhanced-path="M 0 0 L 21600 0 21600 21600 0 21600 0 0 Z N"/>
          </draw:custom-shape>
        </draw:g>
        <draw:g xml:id="id53" draw:id="id53">
          <draw:custom-shape draw:style-name="gr6" draw:text-style-name="P1" draw:layer="layout" svg:width="1.5cm" svg:height="1.5cm" draw:transform="rotate (1.5707963267949) translate (28.1cm 15.3cm)">
            <text:p/>
            <draw:enhanced-geometry svg:viewBox="0 0 21600 21600" draw:type="block-arc" draw:modifiers="180 5400" draw:enhanced-path="B 0 0 21600 21600 ?f4 ?f3 ?f2 ?f3 W ?f5 ?f5 ?f6 ?f6 ?f2 ?f3 ?f4 ?f3 Z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10800+$1 "/>
              <draw:equation draw:name="f7" draw:formula="?f5 *cos($0 *(pi/180))"/>
              <draw:equation draw:name="f8" draw:formula="?f5 *sin($0 *(pi/180))"/>
              <draw:handle draw:handle-position="$1 $0" draw:handle-polar="10800 10800" draw:handle-radius-range-minimum="0" draw:handle-radius-range-maximum="10800"/>
            </draw:enhanced-geometry>
          </draw:custom-shape>
          <draw:custom-shape draw:style-name="gr6" draw:text-style-name="P1" draw:layer="layout" svg:width="0.5cm" svg:height="0.5cm" svg:x="28.6cm" svg:y="14.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" draw:layer="layout" svg:width="1.5cm" svg:height="1.5cm" draw:transform="rotate (1.5707963267949) translate (28.1cm 15.3cm)">
            <text:p/>
            <draw:enhanced-geometry svg:viewBox="0 0 21600 21600" draw:type="rectangle" draw:enhanced-path="M 0 0 L 21600 0 21600 21600 0 21600 0 0 Z N"/>
          </draw:custom-shape>
        </draw:g>
        <draw:custom-shape draw:style-name="gr6" draw:text-style-name="P1" xml:id="id59" draw:id="id59" draw:layer="layout" svg:width="0.5cm" svg:height="0.5cm" svg:x="10.2cm" svg:y="10.2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1" draw:layer="layout" draw:type="line" svg:x1="11.001cm" svg:y1="10.5cm" svg:x2="10.7cm" svg:y2="10.5cm" draw:start-shape="id50" draw:start-glue-point="3" draw:end-shape="id59" draw:end-glue-point="7" svg:d="m11001 10500h-301">
          <text:p/>
        </draw:connector>
        <draw:connector draw:style-name="gr4" draw:text-style-name="P1" draw:layer="layout" draw:type="line" svg:x1="8.486cm" svg:y1="10.5cm" svg:x2="10.2cm" svg:y2="10.5cm" draw:start-shape="id48" draw:start-glue-point="1" draw:end-shape="id59" draw:end-glue-point="5" svg:d="m8486 10500h1714">
          <text:p/>
        </draw:connector>
        <draw:custom-shape draw:style-name="gr6" draw:text-style-name="P1" xml:id="id60" draw:id="id60" draw:layer="layout" svg:width="0.5cm" svg:height="0.5cm" svg:x="10.201cm" svg:y="14.27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1" draw:layer="layout" draw:type="line" svg:x1="11.001cm" svg:y1="14.523cm" svg:x2="10.701cm" svg:y2="14.523cm" draw:start-shape="id58" draw:start-glue-point="3" draw:end-shape="id60" draw:end-glue-point="7" svg:d="m11001 14523h-300">
          <text:p/>
        </draw:connector>
        <draw:connector draw:style-name="gr4" draw:text-style-name="P1" draw:layer="layout" draw:type="line" svg:x1="8.486cm" svg:y1="14.523cm" svg:x2="10.201cm" svg:y2="14.523cm" draw:start-shape="id56" draw:start-glue-point="1" draw:end-shape="id60" draw:end-glue-point="5" svg:d="m8486 14523h1715">
          <text:p/>
        </draw:connector>
        <draw:custom-shape draw:style-name="gr6" draw:text-style-name="P1" xml:id="id61" draw:id="id61" draw:layer="layout" svg:width="0.5cm" svg:height="0.5cm" svg:x="10.201cm" svg:y="6.2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1" draw:layer="layout" draw:type="line" svg:x1="11.001cm" svg:y1="6.5cm" svg:x2="10.701cm" svg:y2="6.5cm" draw:start-shape="id43" draw:start-glue-point="3" draw:end-shape="id61" draw:end-glue-point="7" svg:d="m11001 6500h-300">
          <text:p/>
        </draw:connector>
        <draw:connector draw:style-name="gr4" draw:text-style-name="P1" draw:layer="layout" draw:type="line" svg:x1="8.487cm" svg:y1="6.5cm" svg:x2="10.201cm" svg:y2="6.5cm" draw:end-shape="id61" draw:end-glue-point="5" svg:d="m8487 6500h1714">
          <text:p/>
        </draw:connector>
        <draw:custom-shape draw:style-name="gr6" draw:text-style-name="P1" xml:id="id62" draw:id="id62" draw:layer="layout" svg:width="0.5cm" svg:height="0.5cm" svg:x="19.1cm" svg:y="10.2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1" draw:layer="layout" draw:type="line" svg:x1="20.127cm" svg:y1="10.496cm" svg:x2="19.6cm" svg:y2="10.5cm" draw:start-shape="id46" draw:start-glue-point="3" draw:end-shape="id62" draw:end-glue-point="7" svg:d="m20127 10496-527 4">
          <text:p/>
        </draw:connector>
        <draw:connector draw:style-name="gr4" draw:text-style-name="P1" draw:layer="layout" draw:type="line" svg:x1="18cm" svg:y1="10.5cm" svg:x2="19.1cm" svg:y2="10.5cm" draw:start-shape="id50" draw:start-glue-point="1" draw:end-shape="id62" draw:end-glue-point="5" svg:d="m18000 10500h1100">
          <text:p/>
        </draw:connector>
        <draw:custom-shape draw:style-name="gr6" draw:text-style-name="P1" xml:id="id63" draw:id="id63" draw:layer="layout" svg:width="0.5cm" svg:height="0.5cm" svg:x="19.101cm" svg:y="14.27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1" draw:layer="layout" draw:type="line" svg:x1="20.1cm" svg:y1="14.523cm" svg:x2="19.601cm" svg:y2="14.523cm" draw:start-shape="id52" draw:start-glue-point="3" draw:end-shape="id63" draw:end-glue-point="7" svg:d="m20100 14523h-499">
          <text:p/>
        </draw:connector>
        <draw:connector draw:style-name="gr4" draw:text-style-name="P1" draw:layer="layout" draw:type="line" svg:x1="18cm" svg:y1="14.523cm" svg:x2="19.101cm" svg:y2="14.523cm" draw:start-shape="id58" draw:start-glue-point="1" draw:end-shape="id63" draw:end-glue-point="5" svg:d="m18000 14523h1101">
          <text:p/>
        </draw:connector>
      </draw:page>
      <draw:page draw:name="page4" draw:style-name="dp1" draw:master-page-name="Predeterminado">
        <office:forms form:automatic-focus="false" form:apply-design-mode="false"/>
        <draw:g>
          <draw:rect draw:style-name="gr11" draw:text-style-name="P4" draw:layer="layout" svg:width="6.5cm" svg:height="1cm" svg:x="1.5cm" svg:y="2cm">
            <text:p text:style-name="P1"><text:span text:style-name="T3">&lt;&lt;enumeration&gt;&gt;</text:span></text:p>
            <text:p text:style-name="P1"><text:span text:style-name="T4">TTreeStates</text:span></text:p>
          </draw:rect>
          <draw:rect draw:style-name="gr12" draw:text-style-name="P6" draw:layer="layout" svg:width="6.5cm" svg:height="0.5cm" svg:x="1.5cm" svg:y="3cm">
            <text:p text:style-name="P5"><text:span text:style-name="T5">tsEmpty</text:span></text:p>
          </draw:rect>
          <draw:rect draw:style-name="gr13" draw:text-style-name="P7" draw:layer="layout" svg:width="6.5cm" svg:height="0.5cm" svg:x="1.5cm" svg:y="3.5cm">
            <text:p><text:span text:style-name="T6">tsCollapsed</text:span></text:p>
          </draw:rect>
          <draw:rect draw:style-name="gr13" draw:text-style-name="P7" draw:layer="layout" svg:width="6.5cm" svg:height="0.5cm" svg:x="1.5cm" svg:y="4cm">
            <text:p><text:span text:style-name="T6">tsExpanded</text:span></text:p>
          </draw:rect>
          <draw:rect draw:style-name="gr13" draw:text-style-name="P7" draw:layer="layout" svg:width="6.5cm" svg:height="0.5cm" svg:x="1.5cm" svg:y="4.5cm">
            <text:p><text:span text:style-name="T6">tsExploring</text:span></text:p>
          </draw:rect>
          <draw:rect draw:style-name="gr13" draw:text-style-name="P7" draw:layer="layout" svg:width="6.5cm" svg:height="0.5cm" svg:x="1.5cm" svg:y="5cm">
            <text:p><text:span text:style-name="T6">tsUnknown</text:span></text:p>
          </draw:rect>
          <draw:rect draw:style-name="gr14" draw:text-style-name="P6" draw:layer="layout" svg:width="6.5cm" svg:height="2.5cm" svg:x="1.5cm" svg:y="3cm">
            <text:p/>
          </draw:rect>
        </draw:g>
        <draw:g>
          <draw:rect draw:style-name="gr11" draw:text-style-name="P4" draw:layer="layout" svg:width="6.5cm" svg:height="1cm" svg:x="1.5cm" svg:y="6cm">
            <text:p text:style-name="P1"><text:span text:style-name="T3">&lt;&lt;enumeration&gt;&gt;</text:span></text:p>
            <text:p text:style-name="P1"><text:span text:style-name="T4">TSDVTreeDirection</text:span></text:p>
          </draw:rect>
          <draw:rect draw:style-name="gr12" draw:text-style-name="P6" draw:layer="layout" svg:width="6.5cm" svg:height="0.5cm" svg:x="1.5cm" svg:y="7cm">
            <text:p text:style-name="P5"><text:span text:style-name="T5">tdStart</text:span></text:p>
          </draw:rect>
          <draw:rect draw:style-name="gr13" draw:text-style-name="P7" draw:layer="layout" svg:width="6.5cm" svg:height="0.5cm" svg:x="1.5cm" svg:y="7.5cm">
            <text:p><text:span text:style-name="T6">tdFinish</text:span></text:p>
          </draw:rect>
          <draw:rect draw:style-name="gr14" draw:text-style-name="P6" draw:layer="layout" svg:width="6.5cm" svg:height="1cm" svg:x="1.5cm" svg:y="7cm">
            <text:p/>
          </draw:rect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Fin_20_de_20_línea_20_1" draw:display-name="Fin de línea 1" svg:viewBox="0 0 1131 1131" svg:d="m462 1118-102-29-102-51-93-72-72-93-51-102-29-102-13-105 13-102 29-106 51-102 72-89 93-72 102-50 102-34 106-9 101 9 106 34 98 50 93 72 72 89 51 102 29 106 13 102-13 105-29 102-51 102-72 93-93 72-98 51-106 29-101 13z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3.18cm" fo:page-height="27.9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. .</meta:initial-creator>
    <meta:creation-date>1980-01-04T00:59:16.39</meta:creation-date>
    <dc:date>1980-01-12T00:34:53.23</dc:date>
    <meta:editing-duration>P1DT19H16M54S</meta:editing-duration>
    <meta:editing-cycles>258</meta:editing-cycles>
    <meta:generator>LibreOffice/3.4$Win32 LibreOffice_project/340m1$Build-502</meta:generator>
    <meta:document-statistic meta:object-count="161"/>
  </office:meta>
</office:document-meta>
</file>